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oppins" svg:font-family="Poppins"/>
    <style:font-face style:name="Roboto" svg:font-family="Roboto, sans-serif"/>
    <style:font-face style:name="Tahoma" svg:font-family="Tahoma" style:font-family-generic="system" style:font-pitch="variable"/>
  </office:font-face-decls>
  <office:automatic-styles>
    <style:style style:name="P1" style:family="paragraph" style:parent-style-name="Standard">
      <style:text-properties fo:font-size="18pt" officeooo:rsid="00074a6e" officeooo:paragraph-rsid="00074a6e" style:font-size-asian="15.75pt" style:font-size-complex="18pt"/>
    </style:style>
    <style:style style:name="P2" style:family="paragraph" style:parent-style-name="Standard">
      <style:text-properties fo:font-size="18pt" officeooo:paragraph-rsid="00074a6e"/>
    </style:style>
    <style:style style:name="P3" style:family="paragraph" style:parent-style-name="Standard">
      <style:text-properties fo:font-size="18pt" officeooo:rsid="00074a6e" officeooo:paragraph-rsid="00074a6e"/>
    </style:style>
    <style:style style:name="P4" style:family="paragraph" style:parent-style-name="Standard">
      <style:text-properties fo:font-size="18pt" officeooo:rsid="00074a6e" officeooo:paragraph-rsid="00074a6e" style:font-size-asian="18pt" style:font-size-complex="18pt"/>
    </style:style>
    <style:style style:name="P5" style:family="paragraph" style:parent-style-name="Standard">
      <style:text-properties fo:font-variant="normal" fo:text-transform="none" fo:color="#656565" loext:opacity="100%" style:font-name="Roboto" fo:font-size="18pt" fo:letter-spacing="normal" fo:font-style="normal" fo:font-weight="normal" officeooo:rsid="00074a6e" officeooo:paragraph-rsid="00074a6e" style:font-size-asian="18pt" style:font-size-complex="18pt"/>
    </style:style>
    <style:style style:name="T1" style:family="text">
      <style:text-properties style:text-position="super 58%"/>
    </style:style>
    <style:style style:name="T2" style:family="text">
      <style:text-properties style:text-position="0% 100%"/>
    </style:style>
    <style:style style:name="T3" style:family="text">
      <style:text-properties fo:font-variant="normal" fo:text-transform="none" fo:color="#000000" loext:opacity="100%" style:font-name="Liberation Serif" fo:letter-spacing="normal" fo:font-style="normal" fo:font-weight="normal"/>
    </style:style>
    <style:style style:name="T4" style:family="text">
      <style:text-properties fo:font-variant="normal" fo:text-transform="none" fo:color="#000000" loext:opacity="100%" style:font-name="Liberation Serif" fo:letter-spacing="normal" fo:font-style="normal" fo:font-weight="normal" style:font-size-asian="18pt" style:font-size-complex="18pt"/>
    </style:style>
    <style:style style:name="T5" style:family="text">
      <style:text-properties fo:font-variant="normal" fo:text-transform="none" fo:color="#000000" loext:opacity="100%" style:font-name="Liberation Serif" fo:letter-spacing="normal" fo:font-style="normal" fo:font-weight="normal" officeooo:rsid="00074a6e" style:font-size-asian="18pt" style:font-size-complex="18pt"/>
    </style:style>
    <style:style style:name="T6" style:family="text">
      <style:text-properties officeooo:rsid="00074a6e" style:font-size-asian="15.75pt" style:font-size-complex="18pt"/>
    </style:style>
    <style:style style:name="T7" style:family="text">
      <style:text-properties style:font-name="Liberation Serif" officeooo:rsid="00074a6e" style:font-size-asian="18pt" style:font-size-complex="18pt"/>
    </style:style>
    <style:style style:name="T8" style:family="text">
      <style:text-properties fo:color="#000000" loext:opacity="100%"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Life In Makkah :</text:p>
      <text:p text:style-name="P1">Birth Of Prophet Muhammad (SAW)</text:p>
      <text:p text:style-name="P1"/>
      <text:p text:style-name="P1">Born Date : 8<text:span text:style-name="T1">th</text:span> of Rabi-UL-Awwal and 22<text:span text:style-name="T1">nd</text:span> of April 571 AD.</text:p>
      <text:p text:style-name="P1">Tribe And Place Of Birth : Banu Hashim, Makkah.</text:p>
      <text:p text:style-name="P1">Early Life</text:p>
      <text:p text:style-name="P1"/>
      <text:p text:style-name="P1">In Arab People send their children to rural areas for healthy growth and pure speech manners.</text:p>
      <text:p text:style-name="P1"/>
      <text:p text:style-name="P1">The Haleema From Banu Saad Tribe took Our Prophet with her.</text:p>
      <text:p text:style-name="P1">When She took our Prophet <text:s/>she saw many miracles like her donkey became the fastest. The animals of her became healthy.</text:p>
      <text:p text:style-name="P1">The she-camel was giving too much milk. Etc</text:p>
      <text:p text:style-name="P1"/>
      <text:p text:style-name="P1">After Two Years, She Bring Our Prophet Back to his mother (Aamina) and Haleema asked her that please let me take him back so </text:p>
      <text:p text:style-name="P1">Hazrat Aamina agreed.</text:p>
      <text:p text:style-name="P1"/>
      <text:p text:style-name="P1">When Our Prophet was 4 Years Old Jibrael Came and ripped our prophet’s chest and took out his heart and extracted the blood-clot out of it and said . There was the part of Satan in thee.</text:p>
      <text:p text:style-name="P1"/>
      <text:p text:style-name="P1">Haleema got scared by this incident and bring our Prophet Back to Hazrat Aamna.</text:p>
      <text:p text:style-name="P1"/>
      <text:p text:style-name="P1">Hazrat Aamna went to Yathrib to Abdullah’s grave with our Prophet .</text:p>
      <text:p text:style-name="P1">On the way back to Makkah Hazrat Aamna got sick and passed away. At that time our prophet age was 6 years old.</text:p>
      <text:p text:style-name="P1"/>
      <text:p text:style-name="P1">After the death of his mother , his grandfather Abdul Muttalib took the charge of his grandson. He loved Him more than other children <text:soft-page-break/>and ordered everyone not to scold him in any case. Abdul Muttalib had a special place near Kaaba where no one could sit but other Prophet Muhammad (saw) used to play there. Unfortunately his grandfather also died when he was 8 years old.</text:p>
      <text:p text:style-name="P1"/>
      <text:p text:style-name="P1">After Our Prophet Grandfather’s death his uncle Abu Talib took the charge of our Our Holy Prophet. Abu Talib remained for forty years cherishing his nephew for 40 years and extending all possible protection and support to him.</text:p>
      <text:p text:style-name="P1"/>
      <text:p text:style-name="P2"><text:span text:style-name="T6">When our Holy Prophet was 12 years old he went to a business journey with his uncle to Syria. When they reached to place Busra they met a Monk (Bahira) who recognized Our Holy Prophet. Bahira Said that he is the last Prophet.</text:span><text:span text:style-name="T7"> </text:span><text:span text:style-name="T4">Bahira said that he had seen the stones and the trees prostrating to </text:span><text:span text:style-name="T5">Our Prophet </text:span><text:span text:style-name="T4"><text:s/>as he had been walking by. </text:span><text:span text:style-name="T5">Bahira also recognized our Holy prophet by the seal of our Prophet which was located at the back of Our Holy Prophet.</text:span></text:p>
      <text:p text:style-name="P3"><text:span text:style-name="T4">He advised Abu Talib To send him back to Makkah as the Jews will recognized him and try to harm him. Abu Talib Sent him back to Makkah with his men servants.</text:span></text:p>
      <text:p text:style-name="P3"><text:span text:style-name="T4"/></text:p>
      <text:p text:style-name="P3"><text:span text:style-name="T4">When Your Holy Prophet was 14 year old there was a famous war Harb ul fujur that took place between the tribes of Arab. This war continued for many years and led up to considerable loss of human lives. Our Holy Prophet was 15 years old and his duty was to collect the arrows thrown by the enemies. Our holy Prophet did not participate because <text:s/>this war was continuing in those months in which fighting is unlawful.</text:span></text:p>
      <text:p text:style-name="P3"><text:span text:style-name="T4"/></text:p>
      <text:p text:style-name="P3"><text:span text:style-name="T4">At Age 16 :</text:span></text:p>
      <text:p text:style-name="P3"><text:span text:style-name="T4">Half-Ul-Fuzul</text:span></text:p>
      <text:p text:style-name="P3"><text:soft-page-break/><text:span text:style-name="T4">Harb-ul-Fijr war revealed the lack of a real authority in Makkah. The weak were oppressed in Makkah and clans failed to punish the wrongdoers. Several Quraishite tribes (including Bani Hashim) joined a league to protect the</text:span></text:p>
      <text:p text:style-name="P3"><text:span text:style-name="T4">oppressed.The league was actually formed by the weaker tribes against the more powerful and richer tribes.he pledge was taken at the house of Abdullah ibn Judan.</text:span></text:p>
      <text:p text:style-name="P3"><text:span text:style-name="T4"/></text:p>
      <text:p text:style-name="P3"><text:span text:style-name="T4">When your Holy Prophet was 25 years old he went to Syria as a merchant for Khadija. She also sent her servant, Maysara , with him to observe his dealing. On his return she praised his character and honest dealings and she also experienced maximum profit. After some time she sent proposal of marriage to our Holy Prophet our Holy Prophet Accepted her proposal and they got married. At that time the age of Hazrat Khadija was 40 while our Holy Prophet age was 25.</text:span></text:p>
      <text:p text:style-name="P3"><text:span text:style-name="T4"/></text:p>
      <text:p text:style-name="P5"><text:span text:style-name="T8">Khadija (ra) was a rich widow. She was known as a pious lady in makka. Many prominent Makkans wanted to marry her because of her wealth. Due to good character, she was known as ‘Tahira’, lady of a good character.</text:span></text:p>
      <text:p text:style-name="P5"><text:span text:style-name="T8"/></text:p>
      <text:p text:style-name="P5"><text:span text:style-name="T8">When our Prophet was 35 years old in Kaaba A incident took place.</text:span></text:p>
      <text:p text:style-name="P5"><text:span text:style-name="T8">The Kaaba was located between the mountains so the water of rain </text:span></text:p>
      <text:p text:style-name="P4"><text:span text:style-name="T3">filled in Kaaba. By this reason the building of Kaaba become weakened and the walls of Kaaba was cracked. The people of Makka <text:s/>rebuild the Kaaba. After that when it was time to put Hijra e Aswad on its place. Every Tribe wanted that honour and the close to start fighting. Then Abu Ummayah Ibn Mughera said that who will enters the Masjid e Haram First will put Hijra Aswad back. All the people agreed this and went back to their home. Next Day , The messenger of Allah entered first and asked for a sheet which he spread and put </text:span><text:soft-page-break/><text:span text:style-name="T3">stone on its centre. Our Holy Prophet asked the representatives of different tribes among them to lift the stone altogether. When it had reached the required place , Our Holy Prophet laid it in the proper position with his own hands. This shows the Messenger’s wisdom and his ability to lead the community and to solve their issues.</text:span></text:p>
      <text:p text:style-name="P4"><text:span text:style-name="T3"/></text:p>
      <text:p text:style-name="P4"><text:span text:style-name="T3">As the Holy Prophet approached to the age of 40. He used to go to in the cave of Hira For meditating. He didn’t like the people were doing worshiping of Idols. He disliked the corrupt society of Makkah. Once it was the Night Of Power , one of the last odd nights of Ramadan Jibrael Appeared , and asked our Holy Prophet to read but the Prophet Replied , I can’t read. Jibrael Hugged our Holy Prophet Tightly and recited the first five verses of Surah Alaq .</text:span></text:p>
      <text:p text:style-name="P4"><text:span text:style-name="T3">The Prophet Felt that the verses were printed on his heart. The Angel (Jibrael) then dissapeared and the prophet was left behind shocked and confused. He was shivering and suffering from fever and decided to go back home. When he was coming down from the cave someone called him , it was Jibrael Who was now suspended between the sky and the earth and said : Muhammad Your are the Prophet of Allah and I am Jibrael. Our Holy Prophet Rushed to his house and asked Hazrat Khadija to cover him with a blanket. After a while our Holy Prophet told the whole incident to Hazrat Khadija and said he would die if it will happen again with him. Hazrat Khadija was wise woman . She comforted him and said You have never done any wrong to anyone, you are kind to others and you help the poor. Allah will never let you down. Then she took him to Warqa Ibne Naufil . He was her cousin and had knowledge of previous scriptures. After Listening The whole incident He confirmed that Muhammad has given the prophethood and he also said that one day the Makkans will force him to leave the town.</text:span></text:p>
      <text:p text:style-name="P4"><text:span text:style-name="T3"/></text:p>
      <text:p text:style-name="P4"><text:span text:style-name="T3"/></text:p>
      <text:p text:style-name="P4"><text:soft-page-break/><text:span text:style-name="T3"/></text:p>
      <text:p text:style-name="P4"><text:span text:style-name="T3"/></text:p>
      <text:p text:style-name="P4"><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oppins" svg:font-family="Poppins"/>
    <style:font-face style:name="Roboto" svg:font-family="Roboto, sans-serif"/>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17:38:55.742065321</meta:creation-date>
    <dc:date>2022-12-07T00:03:18.653062383</dc:date>
    <meta:editing-duration>PT6H24M23S</meta:editing-duration>
    <meta:editing-cycles>1</meta:editing-cycles>
    <meta:document-statistic meta:table-count="0" meta:image-count="0" meta:object-count="0" meta:page-count="5" meta:paragraph-count="31" meta:word-count="1169" meta:character-count="6298" meta:non-whitespace-character-count="5154"/>
    <meta:generator>LibreOffice/7.4.3.2$Linux_X86_64 LibreOffice_project/40$Build-2</meta:generator>
  </office:meta>
</office:document-meta>
</file>